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in" fo:margin-bottom="0in" loext:contextual-spacing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in" fo:margin-bottom="0in" loext:contextual-spacing="false"/>
      <style:text-properties style:font-name="Courier New" fo:font-size="14pt" style:font-name-asian="Courier New1" style:font-size-asian="14pt" style:font-name-complex="Courier New1" style:font-size-complex="14pt"/>
    </style:style>
    <style:style style:name="P5" style:family="paragraph" style:parent-style-name="Standard">
      <style:paragraph-properties fo:margin-top="0in" fo:margin-bottom="0in" loext:contextual-spacing="false"/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P6" style:family="paragraph" style:parent-style-name="Standard">
      <style:paragraph-properties fo:margin-top="0in" fo:margin-bottom="0in" loext:contextual-spacing="false"/>
      <style:text-properties fo:font-size="18pt" fo:font-weight="bold" fo:background-color="#a4c2f4" style:font-size-asian="18pt" style:font-weight-asian="bold" style:font-size-complex="18pt"/>
    </style:style>
    <style:style style:name="P7" style:family="paragraph" style:parent-style-name="Standard">
      <style:paragraph-properties fo:margin-top="0in" fo:margin-bottom="0in" loext:contextual-spacing="false" fo:line-height="142%"/>
    </style:style>
    <style:style style:name="P8" style:family="paragraph" style:parent-style-name="Standard">
      <style:paragraph-properties fo:margin-top="0in" fo:margin-bottom="0in" loext:contextual-spacing="false"/>
      <style:text-properties fo:color="#333333" fo:font-size="14pt" style:font-size-asian="14pt" style:font-size-complex="14pt" fo:background-color="#ffffff"/>
    </style:style>
    <style:style style:name="P9" style:family="paragraph" style:parent-style-name="Standard">
      <style:paragraph-properties fo:margin-top="0in" fo:margin-bottom="0in" loext:contextual-spacing="false" fo:line-height="142%"/>
      <style:text-properties fo:color="#333333" fo:font-size="14pt" style:font-size-asian="14pt" style:font-size-complex="14pt" fo:background-color="#ffffff"/>
    </style:style>
    <style:style style:name="P10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P11" style:family="paragraph" style:parent-style-name="Standard" style:master-page-name="Standard">
      <style:paragraph-properties fo:margin-top="0in" fo:margin-bottom="0in" loext:contextual-spacing="false" style:page-number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42%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42%" fo:text-indent="0in" style:auto-text-indent="false"/>
      <style:text-properties fo:color="#333333" style:font-name="Courier New" fo:font-size="14pt" style:font-name-asian="Courier New1" style:font-size-asian="14pt" style:font-name-complex="Courier New1" style:font-size-complex="14pt" fo:background-color="#ffffff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42%" fo:text-indent="0in" style:auto-text-indent="false"/>
      <style:text-properties fo:color="#333333" fo:font-size="14pt" style:font-size-asian="14pt" style:font-size-complex="14pt" fo:background-color="#ffffff"/>
    </style:style>
    <style:style style:name="P15" style:family="paragraph" style:parent-style-name="Standard">
      <style:paragraph-properties fo:margin-left="0.111in" fo:margin-right="0in" fo:margin-top="0in" fo:margin-bottom="0in" loext:contextual-spacing="false" fo:line-height="142%" fo:text-indent="0in" style:auto-text-indent="false"/>
      <style:text-properties fo:color="#333333" fo:font-size="14pt" style:font-size-asian="14pt" style:font-size-complex="14pt" fo:background-color="#ffffff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42%" fo:text-indent="0.5in" style:auto-text-indent="false"/>
      <style:text-properties fo:color="#333333" fo:font-size="14pt" style:font-size-asian="14pt" style:font-size-complex="14pt" fo:background-color="#ffffff"/>
    </style:style>
    <style:style style:name="P17" style:family="paragraph" style:parent-style-name="Standard">
      <style:paragraph-properties fo:margin-left="4in" fo:margin-right="0in" fo:margin-top="0in" fo:margin-bottom="0in" loext:contextual-spacing="false" fo:text-indent="0in" style:auto-text-indent="false"/>
    </style:style>
    <style:style style:name="P1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fo:background-color="#b4a7d6" loext:char-shading-value="0" style:font-size-asian="24pt" style:font-weight-asian="bold" style:font-size-complex="24pt"/>
    </style:style>
    <style:style style:name="T2" style:family="text">
      <style:text-properties fo:font-size="18pt" fo:font-weight="bold" style:font-size-asian="18pt" style:font-weight-asian="bold" style:font-size-complex="18pt"/>
    </style:style>
    <style:style style:name="T3" style:family="text">
      <style:text-properties fo:font-size="18pt" fo:font-weight="bold" fo:background-color="#a4c2f4" loext:char-shading-value="0" style:font-size-asian="18pt" style:font-weight-asian="bold" style:font-size-complex="18pt"/>
    </style:style>
    <style:style style:name="T4" style:family="text">
      <style:text-properties fo:font-size="18pt" fo:font-weight="bold" fo:background-color="#9fc5e8" loext:char-shading-value="0" style:font-size-asian="18pt" style:font-weight-asian="bold" style:font-size-complex="18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font-name="Courier New" fo:font-size="14pt" style:font-name-asian="Courier New1" style:font-size-asian="14pt" style:font-name-complex="Courier New1" style:font-size-complex="14pt"/>
    </style:style>
    <style:style style:name="T8" style:family="text">
      <style:text-properties style:font-name="Courier New" fo:font-size="14pt" fo:font-weight="bold" style:font-name-asian="Courier New1" style:font-size-asian="14pt" style:font-weight-asian="bold" style:font-name-complex="Courier New1" style:font-size-complex="14pt"/>
    </style:style>
    <style:style style:name="T9" style:family="text">
      <style:text-properties fo:color="#222222" fo:font-size="14pt" style:font-size-asian="14pt" style:font-size-complex="14pt" fo:background-color="#ffffff"/>
    </style:style>
    <style:style style:name="T10" style:family="text">
      <style:text-properties fo:color="#333333" fo:font-size="14pt" style:font-size-asian="14pt" style:font-size-complex="14pt" fo:background-color="#ffffff"/>
    </style:style>
    <style:style style:name="T11" style:family="text">
      <style:text-properties fo:color="#333333" style:font-name="Courier New" fo:font-size="14pt" style:font-name-asian="Courier New1" style:font-size-asian="14pt" style:font-name-complex="Courier New1" style:font-size-complex="14pt" fo:background-color="#ffffff"/>
    </style:style>
    <style:style style:name="T12" style:family="text">
      <style:text-properties fo:font-size="10pt" style:font-size-asian="10pt" style:font-size-complex="10pt"/>
    </style:style>
    <style:style style:name="Sect1" style:family="section">
      <style:section-properties text:dont-balance-text-columns="true" style:editable="false">
        <style:columns fo:column-count="2">
          <style:column style:rel-width="32769*" fo:start-indent="0in" fo:end-indent="0.25in"/>
          <style:column style:rel-width="32766*" fo:start-indent="0.25in" fo:end-indent="0in"/>
        </style:columns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1"><text:span text:style-name="T1">GIT HUB </text:span></text:p>
        <text:p text:style-name="P1"><text:span text:style-name="T1">CHEAT SHEET</text:span></text:p>
        <text:p text:style-name="P1"><draw:rect text:anchor-type="as-char" svg:y="0in" draw:z-index="0" draw:style-name="gr1" draw:text-style-name="P18" svg:width="0.0012in" svg:height="0.0213in"><text:p/></draw:rect></text:p>
        <text:p text:style-name="P1"><text:span text:style-name="T3">CREATE</text:span></text:p>
        <text:p text:style-name="P2"/>
        <text:p text:style-name="P1"><text:span text:style-name="T5">Clone an existing repository</text:span></text:p>
        <text:p text:style-name="P1"><text:span text:style-name="T7">$ git clone /path/to/repository</text:span></text:p>
        <text:p text:style-name="P4"/>
        <text:p text:style-name="P1"><text:span text:style-name="T5">Create a new local repository </text:span></text:p>
        <text:p text:style-name="P1"><text:span text:style-name="T7">$ git init</text:span></text:p>
        <text:p text:style-name="P2"/>
        <text:p text:style-name="P1"><draw:rect text:anchor-type="as-char" svg:y="0in" draw:z-index="1" draw:style-name="gr1" draw:text-style-name="P18" svg:width="0.0012in" svg:height="0.0213in"><text:p/></draw:rect></text:p>
        <text:p text:style-name="P1"><text:span text:style-name="T4">LOCAL CHANGES</text:span></text:p>
        <text:p text:style-name="P2"/>
        <text:p text:style-name="P1"><text:span text:style-name="T9">Displays the state of the working directory and the staging area.</text:span></text:p>
        <text:p text:style-name="P1"><text:span text:style-name="T7">$ git status</text:span></text:p>
        <text:p text:style-name="P4"/>
        <text:p text:style-name="P1"><text:span text:style-name="T5">Add all current changes to the next commit</text:span></text:p>
        <text:p text:style-name="P1"><text:span text:style-name="T7">$ git add &lt;file&gt; </text:span></text:p>
        <text:p text:style-name="P4"/>
        <text:p text:style-name="P1"><text:span text:style-name="T5">Commit all local changes in tracked files</text:span></text:p>
        <text:p text:style-name="P1"><text:span text:style-name="T7">$ git commit -m “Message about changed files”</text:span></text:p>
        <text:p text:style-name="P5"/>
        <text:p text:style-name="P1"><draw:rect text:anchor-type="as-char" svg:y="0in" draw:z-index="2" draw:style-name="gr1" draw:text-style-name="P18" svg:width="0.0012in" svg:height="0.0213in"><text:p/></draw:rect></text:p>
        <text:p text:style-name="P6"/>
        <text:p text:style-name="P1"><text:soft-page-break/><text:span text:style-name="T3">COMMIT HISTORY</text:span></text:p>
        <text:p text:style-name="P2"/>
        <text:p text:style-name="P1"><text:span text:style-name="T5">Show all commits, starting with newest</text:span></text:p>
        <text:p text:style-name="P1"><text:span text:style-name="T7">$ git log</text:span></text:p>
        <text:p text:style-name="P4"/>
        <text:p text:style-name="P1"><text:span text:style-name="T5">Show changes over time for a specific file</text:span></text:p>
        <text:p text:style-name="P1"><text:span text:style-name="T7">$ git log -p &lt;file&gt;</text:span></text:p>
        <text:p text:style-name="P4"/>
        <text:p text:style-name="P5"/>
        <text:p text:style-name="P1"><draw:rect text:anchor-type="as-char" svg:y="0in" draw:z-index="3" draw:style-name="gr1" draw:text-style-name="P18" svg:width="0.0012in" svg:height="0.0213in"><text:p/></draw:rect></text:p>
        <text:p text:style-name="P1"><text:span text:style-name="T3">UPDATE AND PUBLISH </text:span></text:p>
        <text:p text:style-name="P2"/>
        <text:p text:style-name="P1"><text:span text:style-name="T5">List all currently configured remotes</text:span></text:p>
        <text:p text:style-name="P1"><text:span text:style-name="T7">$ git remote -v </text:span></text:p>
        <text:p text:style-name="P4"/>
        <text:p text:style-name="P1"><text:span text:style-name="T5">Show information about remote</text:span></text:p>
        <text:p text:style-name="P1"><text:span text:style-name="T7">$ git remote show &lt;remote&gt;</text:span></text:p>
        <text:p text:style-name="P3"/>
        <text:p text:style-name="P1"><text:span text:style-name="T5">Download changes and directly merge/integrate into HEAD</text:span></text:p>
        <text:p text:style-name="P1"><text:span text:style-name="T7">$ git pull &lt;remote&gt;&lt;branch&gt; </text:span></text:p>
        <text:p text:style-name="P4"/>
        <text:p text:style-name="P1"><text:span text:style-name="T5">Publish local changes on a remote</text:span></text:p>
        <text:p text:style-name="P1"><text:span text:style-name="T7">$ git push &lt;remote&gt;&lt;branch&gt;</text:span></text:p>
        <text:p text:style-name="P4"/>
        <text:p text:style-name="P1"><text:span text:style-name="T1">Basic Linux Commands </text:span></text:p>
        <text:p text:style-name="P1"><draw:rect text:anchor-type="as-char" svg:y="0in" draw:z-index="4" draw:style-name="gr1" draw:text-style-name="P18" svg:width="0.0012in" svg:height="0.0213in"><text:p/></draw:rect></text:p>
        <text:p text:style-name="P1"><text:soft-page-break/><text:span text:style-name="T5">Current working directory path </text:span></text:p>
        <text:p text:style-name="P1"><text:span text:style-name="T7">$ pwd</text:span></text:p>
        <text:p text:style-name="P3"/>
        <text:p text:style-name="P1"><text:span text:style-name="T5">List directory contents<text:tab/></text:span></text:p>
        <text:p text:style-name="P1"><text:span text:style-name="T7">$ ls [path] </text:span></text:p>
        <text:p text:style-name="P4"/>
        <text:p text:style-name="P1"><text:span text:style-name="T5">Change into the given path directory</text:span></text:p>
        <text:p text:style-name="P1"><text:span text:style-name="T7">$ cd [path]</text:span></text:p>
        <text:p text:style-name="P4"/>
        <text:p text:style-name="P1"><text:span text:style-name="T5">Current working directory path </text:span></text:p>
        <text:p text:style-name="P1"><text:span text:style-name="T7">$ pwd </text:span></text:p>
        <text:p text:style-name="P4"/>
        <text:p text:style-name="P1"><text:span text:style-name="T5">Current working directory path </text:span></text:p>
        <text:p text:style-name="P1"><text:span text:style-name="T7">$ pwd</text:span></text:p>
        <text:p text:style-name="P4"/>
        <text:p text:style-name="P7"><text:span text:style-name="T10">Create a directory</text:span></text:p>
        <text:p text:style-name="P12"><text:span text:style-name="T11">$ mkdir &lt;directory name&gt;</text:span></text:p>
        <text:p text:style-name="P13"/>
        <text:p text:style-name="P7"><text:span text:style-name="T10">Create a blank file</text:span></text:p>
        <text:p text:style-name="P12"><text:span text:style-name="T11">$ touch &lt;file name&gt;</text:span></text:p>
        <text:p text:style-name="P9"/>
        <text:p text:style-name="P7"><text:span text:style-name="T10">Copy the source file to the destination.</text:span></text:p>
        <text:p text:style-name="P12"><text:span text:style-name="T11">$ cp &lt;source&gt; &lt;destination&gt;</text:span></text:p>
        <text:p text:style-name="P15"/>
        <text:p text:style-name="P7"><text:span text:style-name="T10">Move the source file to the destination.</text:span></text:p>
        <text:p text:style-name="P7"><text:span text:style-name="T10">May also be used to rename files or directories.</text:span></text:p>
        <text:p text:style-name="P12"><text:soft-page-break/><text:span text:style-name="T11">$ mv &lt;source&gt; &lt;destination&gt;</text:span></text:p>
        <text:p text:style-name="P9"/>
        <text:p text:style-name="P7"><text:span text:style-name="T10">Remove a file or directory.</text:span></text:p>
        <text:p text:style-name="P12"><text:span text:style-name="T11">$ rm &lt;path&gt;</text:span></text:p>
        <text:p text:style-name="P1"><draw:rect text:anchor-type="as-char" svg:y="0in" draw:z-index="5" draw:style-name="gr1" draw:text-style-name="P18" svg:width="0.0012in" svg:height="0.0213in"><text:p/></draw:rect></text:p>
        <text:p text:style-name="P2"/>
        <text:p text:style-name="P1"><text:span text:style-name="T6">~ (tilde)</text:span><text:span text:style-name="T5"> : used in paths as a reference to your home directory ( eg. ~/Documents)</text:span></text:p>
        <text:p text:style-name="P3"/>
        <text:p text:style-name="P1"><text:span text:style-name="T6">. (dot)</text:span><text:span text:style-name="T5"> : </text:span><text:span text:style-name="T10">Used in paths as a reference to your current directory (eg. ./bin )</text:span></text:p>
        <text:p text:style-name="P8"/>
        <text:p text:style-name="P1"><text:span text:style-name="T6">.. (dot dot)</text:span><text:span text:style-name="T5"> :</text:span><text:span text:style-name="T10">Used in paths as a reference to your current directory's parent directory (eg. ../bin )</text:span></text:p>
        <text:p text:style-name="P14"/>
        <text:p text:style-name="P16"/>
        <text:p text:style-name="P15"/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 style:parent-style-name="Standard">
      <style:paragraph-properties fo:margin-top="0in" fo:margin-bottom="0in" loext:contextual-spacing="false"/>
      <style:text-properties fo:font-size="9pt" style:font-size-asian="9pt" style:font-size-complex="9pt"/>
    </style:style>
    <style:style style:name="MP3" style:family="paragraph" style:parent-style-name="Standard">
      <style:paragraph-properties fo:margin-left="4in" fo:margin-right="0in" fo:margin-top="0in" fo:margin-bottom="0in" loext:contextual-spacing="false" fo:text-indent="0in" style:auto-text-indent="false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2"/>
        <text:p text:style-name="MP2"/>
        <text:p text:style-name="MP3"><text:span text:style-name="MT1">UNC Chapel Hill, fMRI Workshop 2017</text:span></text:p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60" meta:word-count="276" meta:character-count="1559" meta:non-whitespace-character-count="1324"/>
    <meta:generator>LibreOfficeDev/5.1.0.3$Linux_X86_64 LibreOffice_project/</meta:generator>
  </office:meta>
</office:document-meta>
</file>